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fo:background-color="#D0CECE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ackground-color="#D0CECE"/>
    </style:style>
    <style:style style:name="ce5" style:family="table-cell" style:parent-style-name="Hyperlink" style:data-style-name="N0">
      <style:text-properties fo:color="#0563C1" fo:font-size="9pt" style:font-size-asian="9pt" style:font-size-complex="9pt" style:text-underline-style="solid" style:text-underline-type="single"/>
    </style:style>
    <style:style style:name="ce6" style:family="table-cell" style:parent-style-name="Default" style:data-style-name="N36">
      <style:text-properties fo:font-size="9pt" style:font-size-asian="9pt" style:font-size-complex="9pt"/>
    </style:style>
    <style:style style:name="ce7" style:family="table-cell" style:parent-style-name="Default" style:data-style-name="N37"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-top="none" fo:border-bottom="none" fo:border-left="2pt solid #FFFFFF" fo:border-right="none" style:vertical-align="top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10" style:family="table-cell" style:parent-style-name="Hyperlink" style:data-style-name="N0">
      <style:table-cell-properties fo:background-color="#D0CECE"/>
      <style:text-properties fo:color="#0563C1" fo:font-size="9pt" style:font-size-asian="9pt" style:font-size-complex="9pt" style:text-underline-style="solid" style:text-underline-type="single"/>
    </style:style>
    <style:style style:name="ce11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94783333333333cm"/>
    </style:style>
    <style:style style:name="co2" style:family="table-column">
      <style:table-column-properties fo:break-before="auto" style:column-width="2.68816666666667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.75683333333333cm"/>
    </style:style>
    <style:style style:name="co5" style:family="table-column">
      <style:table-column-properties fo:break-before="auto" style:column-width="1.88383333333333cm"/>
    </style:style>
    <style:style style:name="co6" style:family="table-column">
      <style:table-column-properties fo:break-before="auto" style:column-width="2.794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12.001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Order ID</text:p>
          </table:table-cell>
          <table:table-cell office:value-type="string" table:style-name="ce2">
            <text:p>Retailer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Observation 1<text:s/></text:p>
          </table:table-cell>
          <table:table-cell office:value-type="string" table:style-name="ce2">
            <text:p>Observation 2<text:s/></text:p>
          </table:table-cell>
          <table:table-cell office:value-type="string" table:style-name="ce2">
            <text:p>Suggested URL</text:p>
          </table:table-cell>
          <table:table-cell office:value-type="string" table:style-name="ce2">
            <text:p>Cost</text:p>
          </table:table-cell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 table:style-name="ce4"/>
        </table:table-row>
        <table:table-row table:style-name="ro1">
          <table:table-cell office:value-type="string" table:style-name="ce2">
            <text:p>Adafruit Huzzah32 - ESP32 Feather</text:p>
          </table:table-cell>
          <table:table-cell office:value-type="string" table:style-name="ce2">
            <text:p>Adafruit</text:p>
          </table:table-cell>
          <table:table-cell office:value-type="float" office:value="3405" table:style-name="ce2">
            <text:p>3405</text:p>
          </table:table-cell>
          <table:table-cell office:value-type="string" table:style-name="ce2">
            <text:p>Adafrui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evelopment Board</text:p>
          </table:table-cell>
          <table:table-cell office:value-type="string" table:style-name="ce2">
            <text:p>Easier to order it with header pins soldered</text:p>
          </table:table-cell>
          <table:table-cell office:value-type="string" table:style-name="ce5">
            <text:p><text:a xlink:href="https://www.adafruit.com/product/3405">https://www.adafruit.com/product/3405</text:a></text:p>
          </table:table-cell>
          <table:table-cell office:value-type="currency" office:value="17" table:style-name="ce6">
            <text:p>£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dafruit TLC5947</text:p>
          </table:table-cell>
          <table:table-cell office:value-type="string" table:style-name="ce2">
            <text:p>Adafruit</text:p>
          </table:table-cell>
          <table:table-cell office:value-type="float" office:value="1429" table:style-name="ce2">
            <text:p>1429</text:p>
          </table:table-cell>
          <table:table-cell office:value-type="string" table:style-name="ce2">
            <text:p>Adafrui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D Driver</text:p>
          </table:table-cell>
          <table:table-cell table:style-name="ce2"/>
          <table:table-cell office:value-type="string" table:style-name="ce2">
            <text:p>https://www.adafruit.com/product/1429</text:p>
          </table:table-cell>
          <table:table-cell office:value-type="currency" office:value="12" table:style-name="ce6">
            <text:p>£12</text:p>
          </table:table-cell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 table:style-name="ce4"/>
        </table:table-row>
        <table:table-row table:style-name="ro1">
          <table:table-cell office:value-type="string" table:style-name="ce2">
            <text:p>BNC coaxial connectors</text:p>
          </table:table-cell>
          <table:table-cell office:value-type="string" table:style-name="ce2">
            <text:p>TE Connectivity</text:p>
          </table:table-cell>
          <table:table-cell office:value-type="string" table:style-name="ce2">
            <text:p>1-1337542-0</text:p>
          </table:table-cell>
          <table:table-cell office:value-type="string" table:style-name="ce2">
            <text:p>Farnell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lectronics</text:p>
          </table:table-cell>
          <table:table-cell office:value-type="string" table:style-name="ce2">
            <text:p>Right angle jacks, 50ohm</text:p>
          </table:table-cell>
          <table:table-cell office:value-type="string" table:style-name="ce5">
            <text:p><text:a xlink:href="https://uk.farnell.com/greenpar-te-connectivity/1-1337542-0/rf-coaxial-bnc-right-angle-jack/dp/1020954?st=bnc%20pcb%20mout">https://uk.farnell.com/greenpar-te-connectivity/1-1337542-0/rf-coaxial-bnc-right-angle-jack/dp/1020954?st=bnc%20pcb%20mout</text:a></text:p>
          </table:table-cell>
          <table:table-cell office:value-type="currency" office:value="3.7" table:style-name="ce7">
            <text:p>£3.7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 way JST Female Connector Housing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820-1611</text:p>
          </table:table-cell>
          <table:table-cell office:value-type="string" table:style-name="ce2">
            <text:p>JST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Electronics</text:p>
          </table:table-cell>
          <table:table-cell table:style-name="ce2"/>
          <table:table-cell office:value-type="string" table:style-name="ce5">
            <text:p><text:a xlink:href="https://uk.rs-online.com/web/p/pcb-connector-housings/8201611/">https://uk.rs-online.com/web/p/pcb-connector-housings/8201611/</text:a></text:p>
          </table:table-cell>
          <table:table-cell office:value-type="currency" office:value="3.8" table:style-name="ce7">
            <text:p>£3.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 way JST Female Connector Housing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820-1614</text:p>
          </table:table-cell>
          <table:table-cell office:value-type="string" table:style-name="ce2">
            <text:p>J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lectronics</text:p>
          </table:table-cell>
          <table:table-cell table:style-name="ce2"/>
          <table:table-cell office:value-type="string" table:style-name="ce5">
            <text:p><text:a xlink:href="https://uk.rs-online.com/web/p/pcb-connector-housings/8201614/">https://uk.rs-online.com/web/p/pcb-connector-housings/8201614/</text:a></text:p>
          </table:table-cell>
          <table:table-cell office:value-type="currency" office:value="1.9" table:style-name="ce7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 way JST Female Connector Housing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820-1618</text:p>
          </table:table-cell>
          <table:table-cell office:value-type="string" table:style-name="ce2">
            <text:p>JS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lectronics</text:p>
          </table:table-cell>
          <table:table-cell table:style-name="ce2"/>
          <table:table-cell office:value-type="string" table:style-name="ce5">
            <text:p><text:a xlink:href="https://uk.rs-online.com/web/p/pcb-connector-housings/8201618/">https://uk.rs-online.com/web/p/pcb-connector-housings/8201618/</text:a></text:p>
          </table:table-cell>
          <table:table-cell office:value-type="currency" office:value="1.9" table:style-name="ce7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 way JST PCB header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820-1554</text:p>
          </table:table-cell>
          <table:table-cell office:value-type="string" table:style-name="ce2">
            <text:p>JST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Electronics</text:p>
          </table:table-cell>
          <table:table-cell table:style-name="ce2"/>
          <table:table-cell office:value-type="string" table:style-name="ce5">
            <text:p><text:a xlink:href="https://uk.rs-online.com/web/p/pcb-headers/8201554/">https://uk.rs-online.com/web/p/pcb-headers/8201554/</text:a></text:p>
          </table:table-cell>
          <table:table-cell office:value-type="currency" office:value="3.8" table:style-name="ce7">
            <text:p>£3.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 way JST PCB header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820-1557</text:p>
          </table:table-cell>
          <table:table-cell office:value-type="string" table:style-name="ce2">
            <text:p>J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lectronics</text:p>
          </table:table-cell>
          <table:table-cell table:style-name="ce2"/>
          <table:table-cell office:value-type="string" table:style-name="ce5">
            <text:p><text:a xlink:href="https://uk.rs-online.com/web/p/pcb-headers/8201557/">https://uk.rs-online.com/web/p/pcb-headers/8201557/</text:a></text:p>
          </table:table-cell>
          <table:table-cell office:value-type="currency" office:value="1.9" table:style-name="ce7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 way JST PCB header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820-1551</text:p>
          </table:table-cell>
          <table:table-cell office:value-type="string" table:style-name="ce2">
            <text:p>JS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lectronics</text:p>
          </table:table-cell>
          <table:table-cell table:style-name="ce2"/>
          <table:table-cell office:value-type="string" table:style-name="ce5">
            <text:p>https://uk.rs-online.com/web/p/pcb-headers/8201551/</text:p>
          </table:table-cell>
          <table:table-cell office:value-type="currency" office:value="1.9" table:style-name="ce7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ST Crimp Connector Wire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01SHXSXH-26L 150<text:s/></text:p>
          </table:table-cell>
          <table:table-cell office:value-type="string" table:style-name="ce2">
            <text:p>RS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Electronics</text:p>
          </table:table-cell>
          <table:table-cell table:style-name="ce2"/>
          <table:table-cell office:value-type="string" table:style-name="ce2">
            <text:p>https://uk.rs-online.com/web/p/products/8201548/</text:p>
          </table:table-cell>
          <table:table-cell office:value-type="currency" office:value="10" table:style-name="ce7">
            <text:p>£10.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 mm LED</text:p>
          </table:table-cell>
          <table:table-cell office:value-type="string" table:style-name="ce2">
            <text:p>Digikey</text:p>
          </table:table-cell>
          <table:table-cell office:value-type="string" table:style-name="ce2">
            <text:p>350-1557-ND</text:p>
          </table:table-cell>
          <table:table-cell office:value-type="string" table:style-name="ce2">
            <text:p>Digikey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lectronics</text:p>
          </table:table-cell>
          <table:table-cell office:value-type="string" table:style-name="ce2">
            <text:p>3mm round, tht</text:p>
          </table:table-cell>
          <table:table-cell office:value-type="string" table:style-name="ce5">
            <text:p><text:a xlink:href="https://www.digikey.com/product-detail/en/dialight/5219210F/350-1557-ND/808955">https://www.digikey.com/product-detail/en/dialight/5219210F/350-1557-ND/808955</text:a></text:p>
          </table:table-cell>
          <table:table-cell office:value-type="currency" office:value="2" table:style-name="ce6">
            <text:p>£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ount for 3 mm LED</text:p>
          </table:table-cell>
          <table:table-cell office:value-type="string" table:style-name="ce2">
            <text:p>Digikey</text:p>
          </table:table-cell>
          <table:table-cell office:value-type="string" table:style-name="ce2">
            <text:p>67-1330-ND</text:p>
          </table:table-cell>
          <table:table-cell office:value-type="string" table:style-name="ce2">
            <text:p>Digikey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lectronics</text:p>
          </table:table-cell>
          <table:table-cell office:value-type="string" table:style-name="ce2">
            <text:p>3mm panel mount</text:p>
          </table:table-cell>
          <table:table-cell office:value-type="string" table:style-name="ce5">
            <text:p><text:a xlink:href="https://www.digikey.com/products/en?keywords=67-1330-ND">https://www.digikey.com/products/en?keywords=67-1330-ND</text:a></text:p>
          </table:table-cell>
          <table:table-cell office:value-type="currency" office:value="1" table:style-name="ce6">
            <text:p>£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ount for 5 mm LED</text:p>
          </table:table-cell>
          <table:table-cell office:value-type="string" table:style-name="ce2">
            <text:p>Digikey</text:p>
          </table:table-cell>
          <table:table-cell office:value-type="string" table:style-name="ce2">
            <text:p>67-1332-ND</text:p>
          </table:table-cell>
          <table:table-cell office:value-type="string" table:style-name="ce2">
            <text:p>Digikey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lectronics</text:p>
          </table:table-cell>
          <table:table-cell office:value-type="string" table:style-name="ce2">
            <text:p>5mm panel mount</text:p>
          </table:table-cell>
          <table:table-cell office:value-type="string" table:style-name="ce5">
            <text:p><text:a xlink:href="https://www.digikey.com/product-detail/en/lumex-opto-components-inc/SSH-LX5091/67-1332-ND/144810">https://www.digikey.com/product-detail/en/lumex-opto-components-inc/SSH-LX5091/67-1332-ND/144810</text:a></text:p>
          </table:table-cell>
          <table:table-cell office:value-type="currency" office:value="1" table:style-name="ce6">
            <text:p>£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ocker LED switch</text:p>
          </table:table-cell>
          <table:table-cell table:number-columns-repeated="2" table:style-name="ce2"/>
          <table:table-cell office:value-type="string" table:style-name="ce2">
            <text:p>Ebay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lectronics</text:p>
          </table:table-cell>
          <table:table-cell office:value-type="string" table:style-name="ce2">
            <text:p>Round Switch / 3 pins</text:p>
          </table:table-cell>
          <table:table-cell office:value-type="string" table:style-name="ce2">
            <text:p>https://www.ebay.co.uk/p/Blue-On-off-Lighted-LED-Round-Rocker-Switch-Car-Dashboard-Dash-SPST-12v/1942302409?iid=262042885084&amp;chn=ps</text:p>
          </table:table-cell>
          <table:table-cell office:value-type="currency" office:value="2.5" table:style-name="ce7">
            <text:p>£2.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0 Ohms Resitor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707-7612</text:p>
          </table:table-cell>
          <table:table-cell office:value-type="string" table:style-name="ce2">
            <text:p>R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lectronics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https://uk.rs-online.com/web/p/through-hole-fixed-resistors/7077612/</text:p>
          </table:table-cell>
          <table:table-cell office:value-type="currency" office:value="1.1599999999999999" table:style-name="ce7">
            <text:p>£1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70 Ohms Resitor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707-7647</text:p>
          </table:table-cell>
          <table:table-cell office:value-type="string" table:style-name="ce2">
            <text:p>R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lectronics</text:p>
          </table:table-cell>
          <table:table-cell office:value-type="string" table:style-name="ce2">
            <text:p>Through hole</text:p>
          </table:table-cell>
          <table:table-cell office:value-type="string" table:style-name="ce2">
            <text:p>https://uk.rs-online.com/web/p/through-hole-fixed-resistors/7077647/</text:p>
          </table:table-cell>
          <table:table-cell office:value-type="currency" office:value="1.1599999999999999" table:style-name="ce7">
            <text:p>£1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10 kOhms Trimmer Potentiometer</text:p>
          </table:table-cell>
          <table:table-cell office:value-type="string" table:style-name="ce2">
            <text:p>TT Electronics</text:p>
          </table:table-cell>
          <table:table-cell office:value-type="string" table:style-name="ce2">
            <text:p>89PR10KLF</text:p>
          </table:table-cell>
          <table:table-cell office:value-type="string" table:style-name="ce2">
            <text:p>Farnell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lectronics</text:p>
          </table:table-cell>
          <table:table-cell office:value-type="string" table:style-name="ce2">
            <text:p>Through Hole</text:p>
          </table:table-cell>
          <table:table-cell office:value-type="string" table:style-name="ce11">
            <text:p><text:a xlink:href="https://uk.farnell.com/bi-technologies-tt-electronics/89pr10klf/trimmer-resistor/dp/1653213?st=trimmer%20potentiometer">https://uk.farnell.com/bi-technologies-tt-electronics/89pr10klf/trimmer-resistor/dp/1653213?st=trimmer%20potentiometer</text:a></text:p>
          </table:table-cell>
          <table:table-cell office:value-type="currency" office:value="5.95" table:style-name="ce7">
            <text:p>£5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CB socket</text:p>
          </table:table-cell>
          <table:table-cell office:value-type="string" table:style-name="ce2">
            <text:p>Samtec</text:p>
          </table:table-cell>
          <table:table-cell office:value-type="string" table:style-name="ce2">
            <text:p>SSW-116-02-G-S<text:s/></text:p>
          </table:table-cell>
          <table:table-cell office:value-type="string" table:style-name="ce2">
            <text:p>RS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Electronics</text:p>
          </table:table-cell>
          <table:table-cell office:value-type="string" table:style-name="ce2">
            <text:p>1 row, 15 pin</text:p>
          </table:table-cell>
          <table:table-cell office:value-type="string" table:style-name="ce5">
            <text:p><text:a xlink:href="https://uk.rs-online.com/web/p/pcb-sockets/7655795/">https://uk.rs-online.com/web/p/pcb-sockets/7655795/</text:a></text:p>
          </table:table-cell>
          <table:table-cell office:value-type="currency" office:value="3.06" table:style-name="ce6">
            <text:p>£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.1 mm right angle DC socket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884-0957</text:p>
          </table:table-cell>
          <table:table-cell office:value-type="string" table:style-name="ce2">
            <text:p>R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lectronics</text:p>
          </table:table-cell>
          <table:table-cell office:value-type="string" table:style-name="ce2">
            <text:p>2.1 mm right angle</text:p>
          </table:table-cell>
          <table:table-cell office:value-type="string" table:style-name="ce5">
            <text:p><text:a xlink:href="https://uk.rs-online.com/web/p/dc-power-sockets/8840957/">https://uk.rs-online.com/web/p/dc-power-sockets/8840957/</text:a></text:p>
          </table:table-cell>
          <table:table-cell office:value-type="currency" office:value="1.034" table:style-name="ce6">
            <text:p>£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olderable Breadboard</text:p>
          </table:table-cell>
          <table:table-cell office:value-type="string" table:style-name="ce2">
            <text:p>Roth Elektronik</text:p>
          </table:table-cell>
          <table:table-cell office:value-type="string" table:style-name="ce8">
            <text:p>RE944-S1</text:p>
          </table:table-cell>
          <table:table-cell office:value-type="string" table:style-name="ce2">
            <text:p>R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lectronics</text:p>
          </table:table-cell>
          <table:table-cell office:value-type="string" table:style-name="ce2">
            <text:p>42.54 x 31.75</text:p>
          </table:table-cell>
          <table:table-cell office:value-type="string" table:style-name="ce5">
            <text:p><text:a xlink:href="https://uk.rs-online.com/web/p/breadboards/8971654/">https://uk.rs-online.com/web/p/breadboards/8971654/</text:a></text:p>
          </table:table-cell>
          <table:table-cell office:value-type="currency" office:value="1.76" table:style-name="ce7">
            <text:p>£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istinc colour wires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331-862</text:p>
          </table:table-cell>
          <table:table-cell office:value-type="string" table:style-name="ce2">
            <text:p>RS</text:p>
          </table:table-cell>
          <table:table-cell office:value-type="string" table:style-name="ce9">
            <text:p>100 cm</text:p>
          </table:table-cell>
          <table:table-cell office:value-type="string" table:style-name="ce2">
            <text:p>Electronics</text:p>
          </table:table-cell>
          <table:table-cell office:value-type="string" table:style-name="ce2">
            <text:p>20 AWG</text:p>
          </table:table-cell>
          <table:table-cell office:value-type="string" table:style-name="ce5">
            <text:p><text:a xlink:href="https://uk.rs-online.com/web/p/hookup-equipment-wire/0331862/">https://uk.rs-online.com/web/p/hookup-equipment-wire/0331862/</text:a></text:p>
          </table:table-cell>
          <table:table-cell office:value-type="currency" office:value="5" table:style-name="ce6">
            <text:p>£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ble shrink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170-6377</text:p>
          </table:table-cell>
          <table:table-cell office:value-type="string" table:style-name="ce2">
            <text:p>RS</text:p>
          </table:table-cell>
          <table:table-cell office:value-type="string" table:style-name="ce9">
            <text:p>20 cm</text:p>
          </table:table-cell>
          <table:table-cell office:value-type="string" table:style-name="ce2">
            <text:p>Electronics</text:p>
          </table:table-cell>
          <table:table-cell office:value-type="string" table:style-name="ce2">
            <text:p>Shrunk diameter 1.2 mm</text:p>
          </table:table-cell>
          <table:table-cell office:value-type="string" table:style-name="ce5">
            <text:p><text:a xlink:href="https://uk.rs-online.com/web/p/heat-shrink-cold-shrink-sleeves/1706377/">https://uk.rs-online.com/web/p/heat-shrink-cold-shrink-sleeves/1706377/</text:a></text:p>
          </table:table-cell>
          <table:table-cell office:value-type="currency" office:value="1.58" table:style-name="ce7">
            <text:p>£1.58</text:p>
          </table:table-cell>
          <table:table-cell table:number-columns-repeated="16375"/>
        </table:table-row>
        <table:table-row table:style-name="ro1">
          <table:table-cell table:number-columns-repeated="7" table:style-name="ce3"/>
          <table:table-cell table:style-name="ce10"/>
          <table:table-cell table:style-name="ce3"/>
          <table:table-cell table:number-columns-repeated="16375" table:style-name="ce4"/>
        </table:table-row>
        <table:table-row table:style-name="ro1">
          <table:table-cell office:value-type="string" table:style-name="ce2">
            <text:p>M3 x 10mm screw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660-4636</text:p>
          </table:table-cell>
          <table:table-cell office:value-type="string" table:style-name="ce2">
            <text:p>R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Mechanical</text:p>
          </table:table-cell>
          <table:table-cell office:value-type="string" table:style-name="ce2">
            <text:p>M3 x 10 Hex socket cap</text:p>
          </table:table-cell>
          <table:table-cell office:value-type="string" table:style-name="ce5">
            <text:p><text:a xlink:href="https://uk.rs-online.com/web/p/socket-screws/6604636/">https://uk.rs-online.com/web/p/socket-screws/6604636/</text:a></text:p>
          </table:table-cell>
          <table:table-cell office:value-type="currency" office:value="4" table:style-name="ce6">
            <text:p>£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3 nut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122-4400</text:p>
          </table:table-cell>
          <table:table-cell office:value-type="string" table:style-name="ce2">
            <text:p>R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Mechanical</text:p>
          </table:table-cell>
          <table:table-cell office:value-type="string" table:style-name="ce2">
            <text:p>M3 nuts</text:p>
          </table:table-cell>
          <table:table-cell office:value-type="string" table:style-name="ce5">
            <text:p><text:a xlink:href="https://uk.rs-online.com/web/p/hex-nuts/1224400/">https://uk.rs-online.com/web/p/hex-nuts/1224400/</text:a></text:p>
          </table:table-cell>
          <table:table-cell office:value-type="currency" office:value="4" table:style-name="ce6">
            <text:p>£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4 x 50mm Hex Socket Cap Screws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304-4592</text:p>
          </table:table-cell>
          <table:table-cell office:value-type="string" table:style-name="ce2">
            <text:p>R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Mechanical</text:p>
          </table:table-cell>
          <table:table-cell office:value-type="string" table:style-name="ce2">
            <text:p>M4 x 50</text:p>
          </table:table-cell>
          <table:table-cell office:value-type="string" table:style-name="ce2">
            <text:p>https://uk.rs-online.com/web/p/socket-screws/3044592/</text:p>
          </table:table-cell>
          <table:table-cell office:value-type="currency" office:value="4" table:style-name="ce6">
            <text:p>£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4 nut</text:p>
          </table:table-cell>
          <table:table-cell office:value-type="string" table:style-name="ce2">
            <text:p>RS Online</text:p>
          </table:table-cell>
          <table:table-cell office:value-type="string" table:style-name="ce2">
            <text:p>189-579</text:p>
          </table:table-cell>
          <table:table-cell office:value-type="string" table:style-name="ce2">
            <text:p>RS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Mechanical</text:p>
          </table:table-cell>
          <table:table-cell office:value-type="string" table:style-name="ce2">
            <text:p>M4 nuts</text:p>
          </table:table-cell>
          <table:table-cell office:value-type="string" table:style-name="ce2">
            <text:p>https://uk.rs-online.com/web/p/hex-nuts/0189579/</text:p>
          </table:table-cell>
          <table:table-cell office:value-type="currency" office:value="4" table:style-name="ce6">
            <text:p>£4</text:p>
          </table:table-cell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8" table:style-name="ce2"/>
          <table:table-cell office:value-type="currency" office:value="101.104" table:formula="of:=SUM([.I3:.I30])" table:style-name="ce6">
            <text:p>£101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database-ranges>
        <table:database-range table:target-range-address="Sheet1.A1:Sheet1.I3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36P0"/>
    </number:currency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Maxime Zimmermann</meta:initial-creator>
    <dc:creator>Maxime Zimmermann</dc:creator>
    <meta:creation-date>2019-02-09T21:48:04Z</meta:creation-date>
    <dc:date>2019-02-27T09:19:17Z</dc:date>
  </office:meta>
</office:document-meta>
</file>